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21-12-0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21-01-2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92842105263" calcext:value-type="float">
            <text:p>6.14492842105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178477419355" calcext:value-type="float">
            <text:p>9.191784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32670967742" calcext:value-type="float">
            <text:p>9.951326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92141935484" calcext:value-type="float">
            <text:p>10.9192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4608" calcext:value-type="float">
            <text:p>11.02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0632" calcext:value-type="float">
            <text:p>10.945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4856774193" calcext:value-type="float">
            <text:p>10.768485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3944" calcext:value-type="float">
            <text:p>10.4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392715789474" calcext:value-type="float">
            <text:p>9.60392715789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7432" calcext:value-type="float">
            <text:p>8.63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77275" calcext:value-type="float">
            <text:p>8.4877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202482758621" calcext:value-type="float">
            <text:p>8.7120248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080123076923" calcext:value-type="float">
            <text:p>8.52080123076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71355" calcext:value-type="float">
            <text:p>9.8471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81796129032" calcext:value-type="float">
            <text:p>10.45817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46745714286" calcext:value-type="float">
            <text:p>10.40467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7349677419" calcext:value-type="float">
            <text:p>10.75973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18338064516" calcext:value-type="float">
            <text:p>11.18183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706375" calcext:value-type="float">
            <text:p>10.79706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26832" calcext:value-type="float">
            <text:p>9.68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27685" calcext:value-type="float">
            <text:p>7.67276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7032" calcext:value-type="float">
            <text:p>6.79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42175" calcext:value-type="float">
            <text:p>8.32742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95542857143" calcext:value-type="float">
            <text:p>8.732955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50475" calcext:value-type="float">
            <text:p>8.99150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65375483871" calcext:value-type="float">
            <text:p>10.12653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4072" calcext:value-type="float">
            <text:p>10.64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463875" calcext:value-type="float">
            <text:p>10.44463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5272" calcext:value-type="float">
            <text:p>9.32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041522580645" calcext:value-type="float">
            <text:p>8.41041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445212903226" calcext:value-type="float">
            <text:p>8.48445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90185806452" calcext:value-type="float">
            <text:p>10.23901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33367741936" calcext:value-type="float">
            <text:p>9.933333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441083870968" calcext:value-type="float">
            <text:p>9.014410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260925" calcext:value-type="float">
            <text:p>7.92260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168457142857" calcext:value-type="float">
            <text:p>9.341684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48121290323" calcext:value-type="float">
            <text:p>11.36481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2628" calcext:value-type="float">
            <text:p>11.88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9792" calcext:value-type="float">
            <text:p>11.92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8907" calcext:value-type="float">
            <text:p>11.828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966" calcext:value-type="float">
            <text:p>12.173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5086451613" calcext:value-type="float">
            <text:p>12.40250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2608" calcext:value-type="float">
            <text:p>12.09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235725" calcext:value-type="float">
            <text:p>12.00235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671328" calcext:value-type="float">
            <text:p>11.4067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9243862069" calcext:value-type="float">
            <text:p>10.819243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2628" calcext:value-type="float">
            <text:p>11.094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07795555556" calcext:value-type="float">
            <text:p>11.260779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19894193548" calcext:value-type="float">
            <text:p>11.54198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25408" calcext:value-type="float">
            <text:p>11.771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329475" calcext:value-type="float">
            <text:p>11.88329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40448" calcext:value-type="float">
            <text:p>12.14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28104" calcext:value-type="float">
            <text:p>12.12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507" calcext:value-type="float">
            <text:p>12.0575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668" calcext:value-type="float">
            <text:p>12.329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2796" calcext:value-type="float">
            <text:p>11.70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60064" calcext:value-type="float">
            <text:p>10.51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091" calcext:value-type="float">
            <text:p>10.253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64626206897" calcext:value-type="float">
            <text:p>10.086462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81326451613" calcext:value-type="float">
            <text:p>10.91813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472125" calcext:value-type="float">
            <text:p>11.10472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24848" calcext:value-type="float">
            <text:p>11.09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515225" calcext:value-type="float">
            <text:p>11.50515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48184" calcext:value-type="float">
            <text:p>11.42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04525" calcext:value-type="float">
            <text:p>11.2404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547" calcext:value-type="float">
            <text:p>10.8535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92864" calcext:value-type="float">
            <text:p>10.08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94981818182" calcext:value-type="float">
            <text:p>9.238949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6048" calcext:value-type="float">
            <text:p>9.13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965290322581" calcext:value-type="float">
            <text:p>7.66965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0072" calcext:value-type="float">
            <text:p>7.449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387547826087" calcext:value-type="float">
            <text:p>7.68387547826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484" calcext:value-type="float">
            <text:p>9.46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717925" calcext:value-type="float">
            <text:p>10.19717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8699354839" calcext:value-type="float">
            <text:p>10.62286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15405" calcext:value-type="float">
            <text:p>10.8015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80632258065" calcext:value-type="float">
            <text:p>10.92806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00541935484" calcext:value-type="float">
            <text:p>10.02005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63767741936" calcext:value-type="float">
            <text:p>8.936637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966658064516" calcext:value-type="float">
            <text:p>6.27966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694322580645" calcext:value-type="float">
            <text:p>9.58694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0162758621" calcext:value-type="float">
            <text:p>10.588016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03670588235" calcext:value-type="float">
            <text:p>9.34803670588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81472" calcext:value-type="float">
            <text:p>11.99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37241290323" calcext:value-type="float">
            <text:p>11.80372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00978064516" calcext:value-type="float">
            <text:p>11.77009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00064516129" calcext:value-type="float">
            <text:p>10.9900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35592" calcext:value-type="float">
            <text:p>9.83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91535483871" calcext:value-type="float">
            <text:p>8.9591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192496551724" calcext:value-type="float">
            <text:p>9.3319249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9479" calcext:value-type="float">
            <text:p>10.309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20647741936" calcext:value-type="float">
            <text:p>11.432064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11504516129" calcext:value-type="float">
            <text:p>11.76115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17445" calcext:value-type="float">
            <text:p>11.6717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120925" calcext:value-type="float">
            <text:p>11.96120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76051612903" calcext:value-type="float">
            <text:p>11.68760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36838709677" calcext:value-type="float">
            <text:p>11.6536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8025806452" calcext:value-type="float">
            <text:p>11.55880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5246451613" calcext:value-type="float">
            <text:p>10.62552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551232" calcext:value-type="float">
            <text:p>9.905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3182857143" calcext:value-type="float">
            <text:p>11.14631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28397419355" calcext:value-type="float">
            <text:p>11.46283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2162580645" calcext:value-type="float">
            <text:p>11.46421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51589677419" calcext:value-type="float">
            <text:p>11.48515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42135" calcext:value-type="float">
            <text:p>11.6142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2237419355" calcext:value-type="float">
            <text:p>11.48722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24990967742" calcext:value-type="float">
            <text:p>11.07249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88797419355" calcext:value-type="float">
            <text:p>10.25887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75205" calcext:value-type="float">
            <text:p>9.11752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027885714286" calcext:value-type="float">
            <text:p>8.980278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43045" calcext:value-type="float">
            <text:p>9.2943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0250322581" calcext:value-type="float">
            <text:p>10.18002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67248" calcext:value-type="float">
            <text:p>10.72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27125" calcext:value-type="float">
            <text:p>10.55227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04299354839" calcext:value-type="float">
            <text:p>10.15042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34625" calcext:value-type="float">
            <text:p>8.48534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20903225807" calcext:value-type="float">
            <text:p>7.461209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40232258065" calcext:value-type="float">
            <text:p>8.528402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360722580645" calcext:value-type="float">
            <text:p>8.803607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43070967742" calcext:value-type="float">
            <text:p>6.211430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677677419355" calcext:value-type="float">
            <text:p>8.74677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371525" calcext:value-type="float">
            <text:p>9.91371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821548387097" calcext:value-type="float">
            <text:p>9.68821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33912" calcext:value-type="float">
            <text:p>10.013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24438709678" calcext:value-type="float">
            <text:p>9.6982443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782270967742" calcext:value-type="float">
            <text:p>9.347822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501" calcext:value-type="float">
            <text:p>11.247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1403870968" calcext:value-type="float">
            <text:p>10.77114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31819354839" calcext:value-type="float">
            <text:p>10.8331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91161290323" calcext:value-type="float">
            <text:p>10.7491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75545806452" calcext:value-type="float">
            <text:p>10.71755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870683870968" calcext:value-type="float">
            <text:p>9.85870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02816" calcext:value-type="float">
            <text:p>9.06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464375" calcext:value-type="float">
            <text:p>10.48464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58371612903" calcext:value-type="float">
            <text:p>10.49583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63395" calcext:value-type="float">
            <text:p>10.3363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420748387097" calcext:value-type="float">
            <text:p>9.62420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19425" calcext:value-type="float">
            <text:p>8.03119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04645" calcext:value-type="float">
            <text:p>9.0504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900929032258" calcext:value-type="float">
            <text:p>8.73900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830275" calcext:value-type="float">
            <text:p>8.51830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37032258065" calcext:value-type="float">
            <text:p>8.27237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839325" calcext:value-type="float">
            <text:p>7.71839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62871724138" calcext:value-type="float">
            <text:p>9.786287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2294" calcext:value-type="float">
            <text:p>9.972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94002580645" calcext:value-type="float">
            <text:p>10.26940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89896774194" calcext:value-type="float">
            <text:p>10.22898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39215483871" calcext:value-type="float">
            <text:p>11.29392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6892903226" calcext:value-type="float">
            <text:p>11.89368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34975" calcext:value-type="float">
            <text:p>11.94234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79445" calcext:value-type="float">
            <text:p>11.7479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68761290323" calcext:value-type="float">
            <text:p>11.87687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0381" calcext:value-type="float">
            <text:p>11.430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37089032258" calcext:value-type="float">
            <text:p>10.40370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94965" calcext:value-type="float">
            <text:p>10.4494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09991724138" calcext:value-type="float">
            <text:p>10.910999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864775" calcext:value-type="float">
            <text:p>11.27864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3233548387" calcext:value-type="float">
            <text:p>11.39932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1517419355" calcext:value-type="float">
            <text:p>11.67315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630525" calcext:value-type="float">
            <text:p>11.58630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2792" calcext:value-type="float">
            <text:p>11.53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54475" calcext:value-type="float">
            <text:p>11.59754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08925" calcext:value-type="float">
            <text:p>10.9508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1300645161" calcext:value-type="float">
            <text:p>10.33213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875325" calcext:value-type="float">
            <text:p>10.59875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265341935484" calcext:value-type="float">
            <text:p>8.472653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198" calcext:value-type="float">
            <text:p>8.22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2115862069" calcext:value-type="float">
            <text:p>10.771211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49336774193" calcext:value-type="float">
            <text:p>11.304933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88895483871" calcext:value-type="float">
            <text:p>11.41888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346525" calcext:value-type="float">
            <text:p>11.72346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85421935484" calcext:value-type="float">
            <text:p>11.63854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581" calcext:value-type="float">
            <text:p>12.268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0590967742" calcext:value-type="float">
            <text:p>12.12405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6753548387" calcext:value-type="float">
            <text:p>11.92967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5156" calcext:value-type="float">
            <text:p>11.53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9282580645" calcext:value-type="float">
            <text:p>10.30292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2925" calcext:value-type="float">
            <text:p>10.3412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48888" calcext:value-type="float">
            <text:p>10.51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27725" calcext:value-type="float">
            <text:p>10.7527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7745" calcext:value-type="float">
            <text:p>11.14977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91961290323" calcext:value-type="float">
            <text:p>11.38919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70825" calcext:value-type="float">
            <text:p>11.38170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34061935484" calcext:value-type="float">
            <text:p>11.69340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64575" calcext:value-type="float">
            <text:p>11.64364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819675" calcext:value-type="float">
            <text:p>10.71819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5367483871" calcext:value-type="float">
            <text:p>11.28536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7654" calcext:value-type="float">
            <text:p>10.947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86825806452" calcext:value-type="float">
            <text:p>10.59868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68535" calcext:value-type="float">
            <text:p>9.87685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542151724138" calcext:value-type="float">
            <text:p>9.4554215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32565" calcext:value-type="float">
            <text:p>10.0532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3695" calcext:value-type="float">
            <text:p>10.57636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3284" calcext:value-type="float">
            <text:p>10.27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99655" calcext:value-type="float">
            <text:p>9.629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508619354839" calcext:value-type="float">
            <text:p>9.895086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0548" calcext:value-type="float">
            <text:p>10.48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89725" calcext:value-type="float">
            <text:p>10.22689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47787826087" calcext:value-type="float">
            <text:p>9.9747787826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936847058824" calcext:value-type="float">
            <text:p>8.349368470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598836363636" calcext:value-type="float">
            <text:p>4.7559883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127144827586" calcext:value-type="float">
            <text:p>6.0212714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05275" calcext:value-type="float">
            <text:p>6.51805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70296774194" calcext:value-type="float">
            <text:p>7.07470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025212903226" calcext:value-type="float">
            <text:p>9.17025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2948" calcext:value-type="float">
            <text:p>10.63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4203870968" calcext:value-type="float">
            <text:p>11.48742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46875" calcext:value-type="float">
            <text:p>10.8346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25245" calcext:value-type="float">
            <text:p>10.29252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35896774194" calcext:value-type="float">
            <text:p>9.656358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66205" calcext:value-type="float">
            <text:p>9.53662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468180645161" calcext:value-type="float">
            <text:p>9.584681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15535483871" calcext:value-type="float">
            <text:p>8.15015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84331034483" calcext:value-type="float">
            <text:p>8.0348433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929775" calcext:value-type="float">
            <text:p>8.85929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52361290323" calcext:value-type="float">
            <text:p>10.1852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8376774193" calcext:value-type="float">
            <text:p>10.536837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0395" calcext:value-type="float">
            <text:p>10.2220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50727741936" calcext:value-type="float">
            <text:p>11.11507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68327272727" calcext:value-type="float">
            <text:p>11.026832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21406451613" calcext:value-type="float">
            <text:p>10.9821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9316129032" calcext:value-type="float">
            <text:p>10.37893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15275" calcext:value-type="float">
            <text:p>9.60415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28670967742" calcext:value-type="float">
            <text:p>8.107286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11406451613" calcext:value-type="float">
            <text:p>7.53711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123834482759" calcext:value-type="float">
            <text:p>8.12123834482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5472" calcext:value-type="float">
            <text:p>9.61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16735483871" calcext:value-type="float">
            <text:p>10.0716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30024" calcext:value-type="float">
            <text:p>10.10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2224" calcext:value-type="float">
            <text:p>10.46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7216" calcext:value-type="float">
            <text:p>11.18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5736774194" calcext:value-type="float">
            <text:p>11.09157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62242580645" calcext:value-type="float">
            <text:p>10.76622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98736" calcext:value-type="float">
            <text:p>9.85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404516129032" calcext:value-type="float">
            <text:p>9.87404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36296" calcext:value-type="float">
            <text:p>8.92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495148387097" calcext:value-type="float">
            <text:p>7.194951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96542857143" calcext:value-type="float">
            <text:p>6.907965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94890322581" calcext:value-type="float">
            <text:p>8.51394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099406451613" calcext:value-type="float">
            <text:p>8.10099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367070967742" calcext:value-type="float">
            <text:p>8.893670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95767741936" calcext:value-type="float">
            <text:p>7.686957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22336" calcext:value-type="float">
            <text:p>8.42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572103225807" calcext:value-type="float">
            <text:p>6.985721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916672" calcext:value-type="float">
            <text:p>5.159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26168" calcext:value-type="float">
            <text:p>9.86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505212903226" calcext:value-type="float">
            <text:p>9.47505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784" calcext:value-type="float">
            <text:p>8.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58167741936" calcext:value-type="float">
            <text:p>8.107581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1204" calcext:value-type="float">
            <text:p>8.87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07770322581" calcext:value-type="float">
            <text:p>10.10077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72196129032" calcext:value-type="float">
            <text:p>10.39721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3968" calcext:value-type="float">
            <text:p>10.51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4206451613" calcext:value-type="float">
            <text:p>11.3174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8136" calcext:value-type="float">
            <text:p>11.2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19907096774" calcext:value-type="float">
            <text:p>10.69199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66491428571" calcext:value-type="float">
            <text:p>10.63664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106492307692" calcext:value-type="float">
            <text:p>9.341064923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70088" calcext:value-type="float">
            <text:p>7.1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88309677419" calcext:value-type="float">
            <text:p>6.905883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73114285714" calcext:value-type="float">
            <text:p>7.863731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329677419355" calcext:value-type="float">
            <text:p>7.57329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374683870968" calcext:value-type="float">
            <text:p>8.27374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557238709677" calcext:value-type="float">
            <text:p>9.655572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5176774194" calcext:value-type="float">
            <text:p>10.26251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93421935484" calcext:value-type="float">
            <text:p>10.41934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08810322581" calcext:value-type="float">
            <text:p>10.17088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42887272727" calcext:value-type="float">
            <text:p>10.484288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47448" calcext:value-type="float">
            <text:p>10.12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79308387097" calcext:value-type="float">
            <text:p>10.50793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940825806452" calcext:value-type="float">
            <text:p>8.809408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66993548387" calcext:value-type="float">
            <text:p>7.49866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6192" calcext:value-type="float">
            <text:p>7.90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973" calcext:value-type="float">
            <text:p>9.689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304575" calcext:value-type="float">
            <text:p>10.65304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60136" calcext:value-type="float">
            <text:p>10.72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96690909091" calcext:value-type="float">
            <text:p>10.629669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5496" calcext:value-type="float">
            <text:p>10.06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170763636364" calcext:value-type="float">
            <text:p>8.051707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31406451613" calcext:value-type="float">
            <text:p>7.99431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832619354839" calcext:value-type="float">
            <text:p>9.148326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05175" calcext:value-type="float">
            <text:p>7.9505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58" calcext:value-type="float">
            <text:p>8.57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4" calcext:value-type="float">
            <text:p>6.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142786206897" calcext:value-type="float">
            <text:p>8.4814278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5855" calcext:value-type="float">
            <text:p>10.01858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61308387097" calcext:value-type="float">
            <text:p>11.34613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8629677419" calcext:value-type="float">
            <text:p>11.40286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56523636364" calcext:value-type="float">
            <text:p>11.465652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95254193548" calcext:value-type="float">
            <text:p>11.63952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60087272727" calcext:value-type="float">
            <text:p>11.546008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67788387097" calcext:value-type="float">
            <text:p>11.19677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52869677419" calcext:value-type="float">
            <text:p>10.98528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135741935484" calcext:value-type="float">
            <text:p>8.77135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199" calcext:value-type="float">
            <text:p>7.307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708524137931" calcext:value-type="float">
            <text:p>7.7370852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9253" calcext:value-type="float">
            <text:p>7.7392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29695483871" calcext:value-type="float">
            <text:p>9.77296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51" calcext:value-type="float">
            <text:p>10.557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01695483871" calcext:value-type="float">
            <text:p>10.23016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19037419355" calcext:value-type="float">
            <text:p>10.83190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5951" calcext:value-type="float">
            <text:p>10.275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2225" calcext:value-type="float">
            <text:p>8.6382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09135483871" calcext:value-type="float">
            <text:p>9.92409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558875" calcext:value-type="float">
            <text:p>10.42558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975406451613" calcext:value-type="float">
            <text:p>9.60975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85115" calcext:value-type="float">
            <text:p>10.1885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32063448276" calcext:value-type="float">
            <text:p>10.913206344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92995" calcext:value-type="float">
            <text:p>11.1592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1336516129" calcext:value-type="float">
            <text:p>11.11133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32624516129" calcext:value-type="float">
            <text:p>11.13326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99296" calcext:value-type="float">
            <text:p>11.06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02658064516" calcext:value-type="float">
            <text:p>11.5902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71489032258" calcext:value-type="float">
            <text:p>11.25714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80528" calcext:value-type="float">
            <text:p>10.93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1703225806" calcext:value-type="float">
            <text:p>10.10117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45592" calcext:value-type="float">
            <text:p>8.94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91561290323" calcext:value-type="float">
            <text:p>8.345915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49710344828" calcext:value-type="float">
            <text:p>9.2324971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378477419355" calcext:value-type="float">
            <text:p>9.953784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01452903226" calcext:value-type="float">
            <text:p>10.97014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16371612903" calcext:value-type="float">
            <text:p>11.18163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06190967742" calcext:value-type="float">
            <text:p>11.27061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3504" calcext:value-type="float">
            <text:p>11.10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23664516129" calcext:value-type="float">
            <text:p>10.8223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489522580645" calcext:value-type="float">
            <text:p>9.96489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55632" calcext:value-type="float">
            <text:p>9.86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69032258065" calcext:value-type="float">
            <text:p>9.68969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85968" calcext:value-type="float">
            <text:p>8.17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67664516129" calcext:value-type="float">
            <text:p>6.88867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046" calcext:value-type="float">
            <text:p>7.607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641316129032" calcext:value-type="float">
            <text:p>8.246413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96087741936" calcext:value-type="float">
            <text:p>10.06960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7568" calcext:value-type="float">
            <text:p>11.10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94825" calcext:value-type="float">
            <text:p>11.39694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484" calcext:value-type="float">
            <text:p>11.36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2846451613" calcext:value-type="float">
            <text:p>11.75328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5873548387" calcext:value-type="float">
            <text:p>11.60658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84384" calcext:value-type="float">
            <text:p>11.17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6993548387" calcext:value-type="float">
            <text:p>10.97869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18824" calcext:value-type="float">
            <text:p>10.03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796851612903" calcext:value-type="float">
            <text:p>8.547968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55828571429" calcext:value-type="float">
            <text:p>8.113558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832619354839" calcext:value-type="float">
            <text:p>9.148326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584516129032" calcext:value-type="float">
            <text:p>9.03584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6856774194" calcext:value-type="float">
            <text:p>10.46368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61716129032" calcext:value-type="float">
            <text:p>11.15617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60456" calcext:value-type="float">
            <text:p>11.23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2877419355" calcext:value-type="float">
            <text:p>10.8562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0147096774" calcext:value-type="float">
            <text:p>10.884014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37824" calcext:value-type="float">
            <text:p>11.26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86598709677" calcext:value-type="float">
            <text:p>10.31865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59184" calcext:value-type="float">
            <text:p>10.06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014193548387" calcext:value-type="float">
            <text:p>9.37014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79542857143" calcext:value-type="float">
            <text:p>8.595795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4469677419" calcext:value-type="float">
            <text:p>10.36044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37780645161" calcext:value-type="float">
            <text:p>10.56377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8785" calcext:value-type="float">
            <text:p>10.4578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9052903226" calcext:value-type="float">
            <text:p>10.57390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8936" calcext:value-type="float">
            <text:p>10.14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03070967742" calcext:value-type="float">
            <text:p>9.107030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22464516129" calcext:value-type="float">
            <text:p>9.8622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59392" calcext:value-type="float">
            <text:p>9.82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179741935484" calcext:value-type="float">
            <text:p>8.48179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75776" calcext:value-type="float">
            <text:p>7.23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554219354839" calcext:value-type="float">
            <text:p>6.685542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39235862069" calcext:value-type="float">
            <text:p>7.323923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511225806452" calcext:value-type="float">
            <text:p>7.96511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90012903226" calcext:value-type="float">
            <text:p>8.258900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9" calcext:value-type="float">
            <text:p>10.3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91161290323" calcext:value-type="float">
            <text:p>10.7491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90544" calcext:value-type="float">
            <text:p>10.51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65545806452" calcext:value-type="float">
            <text:p>10.33655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97393548387" calcext:value-type="float">
            <text:p>9.930973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9784" calcext:value-type="float">
            <text:p>9.27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258425806452" calcext:value-type="float">
            <text:p>8.31258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70464" calcext:value-type="float">
            <text:p>6.13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442683870968" calcext:value-type="float">
            <text:p>6.09442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08514285714" calcext:value-type="float">
            <text:p>6.886085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868077419355" calcext:value-type="float">
            <text:p>7.978680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114245161291" calcext:value-type="float">
            <text:p>9.41114245161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71672" calcext:value-type="float">
            <text:p>10.50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53282580645" calcext:value-type="float">
            <text:p>10.45532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6275555556" calcext:value-type="float">
            <text:p>10.171627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91169230769" calcext:value-type="float">
            <text:p>9.0529116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98742857143" calcext:value-type="float">
            <text:p>9.750987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27040840716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2453333333" calcext:value-type="float">
            <text:p>10.00624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46" meta:object-count="0"/>
    <meta:user-defined meta:name="AppVersion">3.0</meta:user-defined>
  </office:meta>
</office:document-meta>
</file>